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xta Security Enhancements</text:h>
      <text:p text:style-name="Heading">What's New</text:p>
      <text:list xml:id="list775302084" text:style-name="L1">
        <text:list-item>
          <text:p text:style-name="P1">Messages are signed before sending.</text:p>
        </text:list-item>
        <text:list-item>
          <text:p text:style-name="P1">Messages are converted to empty messages on receiving if the signature is not valid.</text:p>
        </text:list-item>
        <text:list-item>
          <text:p text:style-name="P1">Advertisements can be signed before publishing</text:p>
        </text:list-item>
        <text:list-item>
          <text:p text:style-name="P1">Advertisements can be verified after discovery</text:p>
        </text:list-item>
        <text:list-item>
          <text:p text:style-name="P1">PSEMembership is now the default membership</text:p>
        </text:list-item>
        <text:list-item>
          <text:p text:style-name="P1"><text:bookmark-start text:name="DDE_LINK"/>PSEMembership<text:bookmark-end text:name="DDE_LINK"/> now has support for PSEAccess</text:p>
        </text:list-item>
        <text:list-item>
          <text:p text:style-name="P1">PSEMembership now has support for PeerID validation against a certificate authority</text:p>
        </text:list-item>
        <text:list-item>
          <text:p text:style-name="P1">PSEMembership no longer provides access to private keys</text:p>
        </text:list-item>
        <text:list-item>
          <text:p text:style-name="P1">There is an ~800 byte overhead for messages (encoded certificate, peerid and signature.).</text:p>
        </text:list-item>
      </text:list>
      <text:p text:style-name="Heading">Messages</text:p>
      <text:p text:style-name="Standard">Outgoing messages are passed though <text:bookmark-start text:name="DDE_LINK2"/><text:bookmark-start text:name="DDE_LINK1"/>net.jxta.impl.endpoint.WireFormatMessageBinary<text:bookmark-end text:name="DDE_LINK1"/>.toWireExternal<text:bookmark-end text:name="DDE_LINK2"/>. The message is appended with the encoded peer certificate and peerid and signed, sent to its destination where <text:s/><text:bookmark-start text:name="DDE_LINK11"/>net.jxta.impl.endpoint.WireFormatMessageBinary<text:bookmark-end text:name="DDE_LINK11"/>.fromWireExternal verifies the message. net.jxta.impl.endpoint.cbjx.CbjxFilter on the receiving end checks that the message srcEndpointAddress is valid and not a spoof.</text:p>
      <text:p text:style-name="Standard"/>
      <text:p text:style-name="Standard">A working example can be found for both unicast and unicastsecure types in net.jxta.impl.membership.pse.examples.Default(Secure)TCPMessageTest. The PipeMsgListeners also print out the EndpointServiceImpl.VERIFIED_ADDRESS_SET</text:p>
      <text:p text:style-name="Heading">Advertisements</text:p>
      <text:p text:style-name="Text_20_body">Signing and verifying advertisements is straightforward. There are options to include the public and/or peerid. If the public key is included then the signature can be verified and if the peerid is present then the certificate can be looked up in the PSEMemberships keystore.</text:p>
      <text:p text:style-name="Standard">boolean sign(PSECredential pseCredential, boolean includePublicKey, boolean includePeerID);</text:p>
      <text:p text:style-name="Standard">boolean verify(PSECredential pseCredential, boolean verifyKeyWithKeystore)</text:p>
      <text:p text:style-name="Standard"/>
      <text:p text:style-name="Standard">adv.isAuthenticated()</text:p>
      <text:p text:style-name="Standard">adv.isCorrectMembershipKey()</text:p>
      <text:p text:style-name="Standard">adv.isMember()</text:p>
      <text:p text:style-name="Standard"/>
      <text:p text:style-name="Standard">A working example can be found in net.jxta.document.ServiceClient/Server</text:p>
      <text:p text:style-name="Heading">StdPeerGroup</text:p>
      <text:p text:style-name="Text_20_body">The default membership is PSEMembershipService. A consequence of this is that the <text:s/><text:bookmark-start text:name="DDE_LINK5"/>PSEMembershipService<text:bookmark-end text:name="DDE_LINK5"/> needs to be one of the first services to be started in order to sign advertisements. This further requires the passwords to the keystores be made available before the peergroup is up and running, so joining has to be automated.</text:p>
      <text:p text:style-name="Text_20_body">PSEMembershipServiceKeystoreInfoFactory has been added to StdPeerGroup to support the <text:s/>PSEMembershipService password requirement. The default <text:soft-page-break/>PSEMembershipServiceKeystoreInfoFactory sets up membershipAuthenticationType (StringAuthentication) and password (the!one!password) across all peergroups. These can be changed via:</text:p>
      <text:p text:style-name="Text_20_body">System.setProperty("impl.membership.pse.authentication.type", "StringAuthentication"); System.setProperty("impl.membership.pse.authentication.password", "the!one!password");</text:p>
      <text:p text:style-name="Text_20_body">Alternatively (and recommended), provide your own factory!</text:p>
      <text:p text:style-name="Text_20_body">Remember, this is a one-shot process …. once the factory is set, you can't change it.</text:p>
      <text:p text:style-name="Heading">PSEMembershipService</text:p>
      <text:p text:style-name="Text_20_body">Two PSEAccessService support methods have been added:</text:p>
      <text:p text:style-name="Standard">validateOffererCredential(PSECredential accessServiceOffererCredential) simply does a PKIX certpath validation on the certificate chain. There is no requirement for this method to exist in <text:bookmark-start text:name="DDE_LINK4"/>PSEMembershipService<text:bookmark-end text:name="DDE_LINK4"/>, it is there simply to complement the following method -</text:p>
      <text:p text:style-name="Standard"/>
      <text:p text:style-name="Standard">validateOffererCredential(PSECredential accessServiceOffererCredential, String[] aliases) takes the credential and does a certpath validation against all of the alias certificates found in the <text:s/><text:bookmark-start text:name="DDE_LINK3"/>PSEMembershipServices<text:bookmark-end text:name="DDE_LINK3"/> keystore.</text:p>
      <text:p text:style-name="Standard"/>
      <text:p text:style-name="Standard">The PSEKeyStoreManagerFactory, PSEAuthenticatorEngineFactory and PSESecurityEngineFactory have been placed inside <text:s/>PSEMembershipService. These factories are no longer accessible, as is the DefaultCredential private key.</text:p>
      <text:p text:style-name="Standard"/>
      <text:p text:style-name="Standard">A new factory PSEPeerValidationEngineFactory has been added to assist with peer certificate CA validation. The default PSEPeerValidationEngine does nothing – no CertPathValidatorException is thrown.</text:p>
      <text:p text:style-name="Heading">Things to watch out for:</text:p>
      <text:p text:style-name="Text_20_body">All of the factories are single shot – if they haven't been set before jxta is fired up then the defaults are us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k </meta:initial-creator>
    <meta:creation-date>2010-10-13T15:46:14</meta:creation-date>
    <dc:date>2010-10-20T19:25:52</dc:date>
    <dc:creator>nick </dc:creator>
    <meta:editing-duration>PT02H32M01S</meta:editing-duration>
    <meta:editing-cycles>22</meta:editing-cycles>
    <meta:generator>OpenOffice.org/3.1$Linux OpenOffice.org_project/310m19$Build-9420</meta:generator>
    <meta:document-statistic meta:table-count="0" meta:image-count="0" meta:object-count="0" meta:page-count="2" meta:paragraph-count="36" meta:word-count="473" meta:character-count="3916"/>
  </office:meta>
</office:document-meta>
</file>